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automatic-styles>
    <style:style style:name="Table3" style:family="table">
      <style:table-properties style:width="7.7653in" table:align="margins"/>
    </style:style>
    <style:style style:name="Table3.A" style:family="table-column">
      <style:table-column-properties style:column-width="7.7653in" style:rel-column-width="65535*"/>
    </style:style>
    <style:style style:name="Table3.A1" style:family="table-cell">
      <style:table-cell-properties fo:padding="0.0382in" fo:border="0.5pt solid #000000" style:writing-mode="page"/>
    </style:style>
    <style:style style:name="Table4" style:family="table">
      <style:table-properties style:width="7.7653in" table:align="margins"/>
    </style:style>
    <style:style style:name="Table4.A" style:family="table-column">
      <style:table-column-properties style:column-width="7.7653in" style:rel-column-width="65535*"/>
    </style:style>
    <style:style style:name="Table4.A1" style:family="table-cell">
      <style:table-cell-properties fo:padding="0.0382in" fo:border="0.5pt solid #000000" style:writing-mode="page"/>
    </style:style>
    <style:style style:name="Table5" style:family="table">
      <style:table-properties style:width="7.7653in" table:align="margins"/>
    </style:style>
    <style:style style:name="Table5.A" style:family="table-column">
      <style:table-column-properties style:column-width="7.7653in" style:rel-column-width="65535*"/>
    </style:style>
    <style:style style:name="Table5.1" style:family="table-row">
      <style:table-row-properties style:min-row-height="0.4361in"/>
    </style:style>
    <style:style style:name="Table5.A1" style:family="table-cell">
      <style:table-cell-properties fo:padding="0.0382in" fo:border="0.5pt solid #000000" style:writing-mode="page"/>
    </style:style>
    <style:style style:name="Table6" style:family="table">
      <style:table-properties style:width="7.7653in" table:align="margins"/>
    </style:style>
    <style:style style:name="Table6.A" style:family="table-column">
      <style:table-column-properties style:column-width="7.7653in" style:rel-column-width="65535*"/>
    </style:style>
    <style:style style:name="Table6.1" style:family="table-row">
      <style:table-row-properties style:min-row-height="1.1646in"/>
    </style:style>
    <style:style style:name="Table6.A1" style:family="table-cell">
      <style:table-cell-properties fo:padding="0.0382in" fo:border="0.5pt solid #000000" style:writing-mode="page"/>
    </style:style>
    <style:style style:name="Table8" style:family="table">
      <style:table-properties style:width="7.7653in" table:align="margins"/>
    </style:style>
    <style:style style:name="Table8.A" style:family="table-column">
      <style:table-column-properties style:column-width="7.7653in" style:rel-column-width="65535*"/>
    </style:style>
    <style:style style:name="Table8.A1" style:family="table-cell">
      <style:table-cell-properties fo:padding="0.0382in" fo:border="0.5pt solid #000000" style:writing-mode="page"/>
    </style:style>
    <style:style style:name="Table9" style:family="table">
      <style:table-properties style:width="7.7653in" table:align="margins"/>
    </style:style>
    <style:style style:name="Table9.A" style:family="table-column">
      <style:table-column-properties style:column-width="7.7653in" style:rel-column-width="65535*"/>
    </style:style>
    <style:style style:name="Table9.A1" style:family="table-cell">
      <style:table-cell-properties fo:padding="0.0382in" fo:border-left="0.5pt solid #000000" fo:border-right="none" fo:border-top="none" fo:border-bottom="none" style:writing-mode="page"/>
    </style:style>
    <style:style style:name="P1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Cantarell Light" fo:font-size="12pt" fo:language="ru" fo:country="RU" officeooo:rsid="000ef6c7" officeooo:paragraph-rsid="0183457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140949" officeooo:paragraph-rsid="0076030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140949" officeooo:paragraph-rsid="0084b96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140949" officeooo:paragraph-rsid="008b07a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140949" officeooo:paragraph-rsid="0096480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8292c2" officeooo:paragraph-rsid="0076030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80f933" officeooo:paragraph-rsid="0080f93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157c3c" officeooo:paragraph-rsid="0183457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paragraph-rsid="0076030c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Cantarell Light" fo:font-size="12pt" fo:language="ru" fo:country="RU" officeooo:paragraph-rsid="0076030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paragraph-rsid="0084b96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paragraph-rsid="008b07a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93b5c3" officeooo:paragraph-rsid="0093b5c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antarell Light" fo:font-size="12pt" fo:language="ru" fo:country="RU" fo:font-weight="bold" officeooo:rsid="007a8df3" officeooo:paragraph-rsid="0076030c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737aea" officeooo:paragraph-rsid="00a00107" style:font-size-asian="10.5pt" style:font-size-complex="12pt"/>
    </style:style>
    <style:style style:name="P16" style:family="paragraph" style:parent-style-name="Preformatted_20_Text">
      <style:paragraph-properties fo:text-align="justify" style:justify-single-word="false"/>
      <style:text-properties style:font-name="Cantarell Light" fo:language="ru" fo:country="RU" officeooo:rsid="01834574" officeooo:paragraph-rsid="00a00107"/>
    </style:style>
    <style:style style:name="P17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f8bdfe" officeooo:paragraph-rsid="00f999c9" style:font-size-asian="14pt" style:font-size-complex="14pt"/>
    </style:style>
    <style:style style:name="P18" style:family="paragraph" style:parent-style-name="Heading_20_2">
      <style:paragraph-properties fo:text-align="start" style:justify-single-word="false"/>
      <style:text-properties style:font-name="Cantarell Light" fo:font-size="14pt" fo:language="ru" fo:country="RU" officeooo:rsid="004f58fd" officeooo:paragraph-rsid="0073d5c4" style:font-size-asian="14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7e2c9d" officeooo:paragraph-rsid="007a8df3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7a8df3" officeooo:paragraph-rsid="007a8df3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140949" officeooo:paragraph-rsid="0076030c" style:font-size-asian="12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7dc7a5" officeooo:paragraph-rsid="01a607bb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7dc7a5" officeooo:paragraph-rsid="007dc7a5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14e583" officeooo:paragraph-rsid="0076030c" style:font-size-asian="12pt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80f933" officeooo:paragraph-rsid="0080f933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084b965" style:font-size-asian="10.5pt" style:font-size-complex="10.5pt"/>
    </style:style>
    <style:style style:name="P27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08c23d2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1afb44f" style:font-size-asian="10.5pt" style:font-size-complex="10.5pt"/>
    </style:style>
    <style:style style:name="P29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4b965" officeooo:paragraph-rsid="0084b965" style:font-size-asian="10.5pt" style:font-size-complex="10.5pt"/>
    </style:style>
    <style:style style:name="P30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8fcca9" style:font-size-asian="10.5pt" style:font-size-complex="10.5pt"/>
    </style:style>
    <style:style style:name="P31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0285e" style:font-size-asian="10.5pt" style:font-size-complex="10.5pt"/>
    </style:style>
    <style:style style:name="P32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cdf1d" style:font-size-asian="10.5pt" style:font-size-complex="10.5pt"/>
    </style:style>
    <style:style style:name="P33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be0fd" style:font-size-asian="10.5pt" style:font-size-complex="10.5pt"/>
    </style:style>
    <style:style style:name="P34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08406de" style:font-size-asian="10.5pt" style:font-size-complex="10.5pt"/>
    </style:style>
    <style:style style:name="P35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1ae98dc" style:font-size-asian="10.5pt" style:font-size-complex="10.5pt"/>
    </style:style>
    <style:style style:name="P36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084342e" style:font-size-asian="10.5pt" style:font-size-complex="10.5pt"/>
    </style:style>
    <style:style style:name="P37" style:family="paragraph" style:parent-style-name="Standard">
      <style:paragraph-properties fo:text-align="justify" style:justify-single-word="false"/>
      <style:text-properties style:font-name="Consolas" fo:font-size="11pt" fo:language="ru" fo:country="RU" officeooo:paragraph-rsid="01744e35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onsolas" fo:font-size="11pt" fo:language="ru" fo:country="RU" officeooo:paragraph-rsid="0084b965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officeooo:rsid="0086c8c0" officeooo:paragraph-rsid="01af9373" style:font-size-asian="10.5pt" style:font-size-complex="10.5pt"/>
    </style:style>
    <style:style style:name="P40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officeooo:rsid="0086c8c0" officeooo:paragraph-rsid="0086c8c0" style:font-size-asian="10.5pt" style:font-size-complex="10.5pt"/>
    </style:style>
    <style:style style:name="P41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fo:font-weight="normal" officeooo:rsid="008292c2" officeooo:paragraph-rsid="008406de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a8df3" style:font-weight-asian="bold" style:font-weight-complex="bold"/>
    </style:style>
    <style:style style:name="T3" style:family="text">
      <style:text-properties fo:font-weight="bold" officeooo:rsid="00140949" style:font-weight-asian="bold" style:font-weight-complex="bold"/>
    </style:style>
    <style:style style:name="T4" style:family="text">
      <style:text-properties officeooo:rsid="000602f5"/>
    </style:style>
    <style:style style:name="T5" style:family="text">
      <style:text-properties style:font-name="Cantarell Light" fo:font-size="12pt" officeooo:rsid="0064a9a0" style:font-size-asian="12pt" style:font-size-complex="12pt"/>
    </style:style>
    <style:style style:name="T6" style:family="text">
      <style:text-properties style:font-name="Cantarell Light" fo:font-size="12pt" officeooo:rsid="00140949" style:font-size-asian="12pt" style:font-size-complex="12pt"/>
    </style:style>
    <style:style style:name="T7" style:family="text">
      <style:text-properties fo:font-size="12pt" fo:font-weight="bold" officeooo:rsid="00a46624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3d5c4" style:font-size-asian="12pt" style:font-weight-asian="bold" style:font-size-complex="12pt" style:font-weight-complex="bold"/>
    </style:style>
    <style:style style:name="T9" style:family="text">
      <style:text-properties officeooo:rsid="0073d5c4"/>
    </style:style>
    <style:style style:name="T10" style:family="text">
      <style:text-properties officeooo:rsid="007c3172"/>
    </style:style>
    <style:style style:name="T11" style:family="text">
      <style:text-properties officeooo:rsid="007cd4bc"/>
    </style:style>
    <style:style style:name="T12" style:family="text">
      <style:text-properties officeooo:rsid="007dc7a5"/>
    </style:style>
    <style:style style:name="T13" style:family="text">
      <style:text-properties officeooo:rsid="007df20e"/>
    </style:style>
    <style:style style:name="T14" style:family="text">
      <style:text-properties officeooo:rsid="007e2c9d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color="#c9211e" loext:opacity="100%" fo:font-weight="bold" officeooo:rsid="00140949" style:font-weight-asian="bold" style:font-weight-complex="bold"/>
    </style:style>
    <style:style style:name="T18" style:family="text">
      <style:text-properties fo:color="#c9211e" loext:opacity="100%" fo:font-weight="bold" officeooo:rsid="0084b965" style:font-weight-asian="bold" style:font-weight-complex="bold"/>
    </style:style>
    <style:style style:name="T19" style:family="text">
      <style:text-properties fo:color="#c9211e" loext:opacity="100%" officeooo:rsid="008292c2"/>
    </style:style>
    <style:style style:name="T20" style:family="text">
      <style:text-properties fo:color="#50938a" loext:opacity="100%"/>
    </style:style>
    <style:style style:name="T21" style:family="text">
      <style:text-properties officeooo:rsid="00a2ef59"/>
    </style:style>
    <style:style style:name="T22" style:family="text">
      <style:text-properties officeooo:rsid="01532056"/>
    </style:style>
    <style:style style:name="T23" style:family="text">
      <style:text-properties officeooo:rsid="0171e566"/>
    </style:style>
    <style:style style:name="T24" style:family="text">
      <style:text-properties officeooo:rsid="01744e35"/>
    </style:style>
    <style:style style:name="T25" style:family="text">
      <style:text-properties officeooo:rsid="00140949"/>
    </style:style>
    <style:style style:name="T26" style:family="text">
      <style:text-properties officeooo:rsid="008292c2"/>
    </style:style>
    <style:style style:name="T27" style:family="text">
      <style:text-properties officeooo:rsid="0084b965"/>
    </style:style>
    <style:style style:name="T28" style:family="text">
      <style:text-properties officeooo:rsid="0084ca97"/>
    </style:style>
    <style:style style:name="T29" style:family="text">
      <style:text-properties officeooo:rsid="0085f332"/>
    </style:style>
    <style:style style:name="T30" style:family="text">
      <style:text-properties officeooo:rsid="00832087"/>
    </style:style>
    <style:style style:name="T31" style:family="text">
      <style:text-properties officeooo:rsid="00894f28"/>
    </style:style>
    <style:style style:name="T32" style:family="text">
      <style:text-properties officeooo:rsid="0083c24c"/>
    </style:style>
    <style:style style:name="T33" style:family="text">
      <style:text-properties officeooo:rsid="008b07ad"/>
    </style:style>
    <style:style style:name="T34" style:family="text">
      <style:text-properties officeooo:rsid="009e4151"/>
    </style:style>
    <style:style style:name="T35" style:family="text">
      <style:text-properties officeooo:rsid="008d828a"/>
    </style:style>
    <style:style style:name="T36" style:family="text">
      <style:text-properties officeooo:rsid="0076030c"/>
    </style:style>
    <style:style style:name="T37" style:family="text">
      <style:text-properties officeooo:rsid="008f7010"/>
    </style:style>
    <style:style style:name="T38" style:family="text">
      <style:text-properties officeooo:rsid="0090285e"/>
    </style:style>
    <style:style style:name="T39" style:family="text">
      <style:text-properties officeooo:rsid="00b6fcf9"/>
    </style:style>
    <style:style style:name="T40" style:family="text">
      <style:text-properties officeooo:rsid="00924b25"/>
    </style:style>
    <style:style style:name="T41" style:family="text">
      <style:text-properties officeooo:rsid="009cdf1d"/>
    </style:style>
    <style:style style:name="T42" style:family="text">
      <style:text-properties officeooo:rsid="0092282e"/>
    </style:style>
    <style:style style:name="T43" style:family="text">
      <style:text-properties officeooo:rsid="009d2564"/>
    </style:style>
    <style:style style:name="T44" style:family="text">
      <style:text-properties officeooo:rsid="0097320f"/>
    </style:style>
    <style:style style:name="T45" style:family="text">
      <style:text-properties officeooo:rsid="0097f43e"/>
    </style:style>
    <style:style style:name="T46" style:family="text">
      <style:text-properties officeooo:rsid="00961985"/>
    </style:style>
    <style:style style:name="T47" style:family="text">
      <style:text-properties officeooo:rsid="019fadbb"/>
    </style:style>
    <style:style style:name="T48" style:family="text">
      <style:text-properties officeooo:rsid="01a2bcd2"/>
    </style:style>
    <style:style style:name="T49" style:family="text">
      <style:text-properties officeooo:rsid="01a31ab5"/>
    </style:style>
    <style:style style:name="T50" style:family="text">
      <style:text-properties officeooo:rsid="01a4d70a"/>
    </style:style>
    <style:style style:name="T51" style:family="text">
      <style:text-properties officeooo:rsid="01a607bb"/>
    </style:style>
    <style:style style:name="T52" style:family="text">
      <style:text-properties officeooo:rsid="01a623ce"/>
    </style:style>
    <style:style style:name="T53" style:family="text">
      <style:text-properties officeooo:rsid="01a63cc3"/>
    </style:style>
    <style:style style:name="T54" style:family="text">
      <style:text-properties officeooo:rsid="01ab0870"/>
    </style:style>
    <style:style style:name="T55" style:family="text">
      <style:text-properties officeooo:rsid="01ac54ea"/>
    </style:style>
    <style:style style:name="T56" style:family="text">
      <style:text-properties officeooo:rsid="01af9373"/>
    </style:style>
    <style:style style:name="T57" style:family="text">
      <style:text-properties fo:color="#55308d" loext:opacity="100%" fo:font-weight="bold" style:font-weight-asian="bold" style:font-weight-complex="bold"/>
    </style:style>
    <style:style style:name="T58" style:family="text">
      <style:text-properties fo:color="#55308d" loext:opacity="100%" fo:font-weight="bold" officeooo:rsid="008292c2" style:font-weight-asian="bold" style:font-weight-complex="bold"/>
    </style:style>
    <style:style style:name="T59" style:family="text">
      <style:text-properties officeooo:rsid="01afb44f"/>
    </style:style>
    <style:style style:name="T60" style:family="text">
      <style:text-properties officeooo:rsid="01b1b32e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Лабораторная работа <text:span text:style-name="T22">3</text:span><text:span text:style-name="T9"><text:line-break/></text:span><text:span text:style-name="T8">Ф</text:span><text:span text:style-name="T7">ункциональное программирование</text:span></text:h>
      <text:p text:style-name="P17"><text:span text:style-name="T5">В</text:span><text:span text:style-name="T6">ариантов не предполагается</text:span></text:p>
      <text:p text:style-name="P2"/>
      <text:p text:style-name="P9"><text:span text:style-name="T52">Полагаясь на</text:span><text:span text:style-name="T25"> ряд ограничений свойственных парадигме функционального программирования, </text:span><text:span text:style-name="T47">требуется</text:span><text:span text:style-name="T25"> р</text:span><text:span text:style-name="T4">еализовать </text:span><text:span text:style-name="T25">ряд функций, используя указаные конструкции языка Python. </text:span><text:span text:style-name="T53">Проименованная вашим именем</text:span><text:span text:style-name="T26"> должна содержать один единственный файл fp.py, который </text:span><text:span text:style-name="T27">и</text:span><text:span text:style-name="T26"> должен содержать </text:span><text:span text:style-name="T54">все</text:span><text:span text:style-name="T26"> вышеописанные </text:span><text:span text:style-name="T28">функции </text:span><text:span text:style-name="T55">и определения</text:span><text:span text:style-name="T28">, </text:span><text:span text:style-name="T29">а так же</text:span><text:span text:style-name="T26"> содержать перечень требуемых </text:span><text:span text:style-name="T30">к реализации </text:span><text:span text:style-name="T26">функций. </text:span><text:span text:style-name="T31">Задание звучит так: д</text:span><text:span text:style-name="T26">ля следующих объявленных типов </text:span><text:span text:style-name="T32">(требуется включить их в fp.py)</text:span><text:span text:style-name="T26">:</text:span>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41">#!/usr/bin/env python3</text:p>
            <text:p text:style-name="P34"><text:span text:style-name="T16">from</text:span> typing <text:span text:style-name="T16">import</text:span> List</text:p>
            <text:p text:style-name="P34"><text:span text:style-name="T16">from</text:span> typing <text:span text:style-name="T16">import</text:span> Union</text:p>
            <text:p text:style-name="P34"><text:span text:style-name="T16">from</text:span> typing <text:span text:style-name="T16">import</text:span> Any</text:p>
            <text:p text:style-name="P34"><text:span text:style-name="T16">from</text:span> typing <text:span text:style-name="T16">import</text:span> TypeVar</text:p>
            <text:p text:style-name="P35"><text:span text:style-name="T16">from</text:span> typing <text:span text:style-name="T16">import</text:span> Generator</text:p>
            <text:p text:style-name="P34"><text:span text:style-name="T16">from</text:span> typing <text:span text:style-name="T16">import</text:span> Tuple</text:p>
            <text:p text:style-name="P34"/>
            <text:p text:style-name="P39"># <text:span text:style-name="T56">generics</text:span></text:p>
            <text:p text:style-name="P34">T = TypeVar(<text:span text:style-name="T20">'T'</text:span>)</text:p>
            <text:p text:style-name="P34">U = TypeVar(<text:span text:style-name="T20">'U'</text:span>)</text:p>
            <text:p text:style-name="P34"/>
            <text:p text:style-name="P40"># tuple рассматривается как immutable список</text:p>
            <text:p text:style-name="P34">IList = Tuple[T<text:span text:style-name="T15">,</text:span> ...]</text:p>
            <text:p text:style-name="P34">IListT = Tuple[T<text:span text:style-name="T15">,</text:span> ...]</text:p>
            <text:p text:style-name="P36">IListU = Tuple[U<text:span text:style-name="T15">,</text:span> ...]</text:p>
            <text:p text:style-name="P34"/>
            <text:p text:style-name="P36"><text:span text:style-name="T16">from</text:span> typing <text:span text:style-name="T16">import</text:span> Callable</text:p>
            <text:p text:style-name="P36">Predicate = Callable[[T]<text:span text:style-name="T15">,</text:span> <text:span text:style-name="T57">bool</text:span>]</text:p>
          </table:table-cell>
        </table:table-row>
      </table:table>
      <text:p text:style-name="P9"><text:span text:style-name="T33"><text:line-break/></text:span><text:span text:style-name="T25">И</text:span><text:span text:style-name="T27">спользуя генераторы for/yield синтаксис необходимо реализовать следующие функции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17">def</text:span><text:span text:style-name="T25"> map_gen(fun</text:span><text:span text:style-name="T60">ction</text:span><text:span text:style-name="T25">: Callable[[T], U], collection: List[T]) -&gt; Generator[U, None, None]</text:span></text:p>
            <text:p text:style-name="P38"><text:span text:style-name="T17">def</text:span><text:span text:style-name="T25"> filter_gen(p: Predicate, collection: List[T]) -&gt; Generator[U, None, None]</text:span></text:p>
          </table:table-cell>
        </table:table-row>
      </table:table>
      <text:p text:style-name="P2"/>
      <text:p text:style-name="P11"><text:span text:style-name="T25">И</text:span><text:span text:style-name="T27">спользуя генераторы списков [x </text:span><text:span text:style-name="T18">for</text:span><text:span text:style-name="T27"> k </text:span><text:span text:style-name="T18">in</text:span><text:span text:style-name="T27"> n </text:span><text:span text:style-name="T18">if</text:span><text:span text:style-name="T27"> j], необходимо реализовать функции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pan text:style-name="T16">def</text:span> map_lgen(function: Callable[[T], U], collection: List[T]) -&gt; List[U]</text:p>
            <text:p text:style-name="P26"><text:span text:style-name="T17">def</text:span><text:span text:style-name="T25"> filter_lgen(p: Predicate, collection: List[T]) -&gt; List[T]</text:span></text:p>
          </table:table-cell>
        </table:table-row>
      </table:table>
      <text:p text:style-name="P3"/>
      <text:p text:style-name="P12"><text:span text:style-name="T33">Для </text:span><text:span text:style-name="T34">кортежей</text:span><text:span text:style-name="T33"> </text:span><text:span text:style-name="T35">(представляя что это immutable списки)</text:span><text:span text:style-name="T27">, т</text:span><text:span text:style-name="T36">ребуется реализовать следующие функции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><text:span text:style-name="T18">def</text:span><text:span text:style-name="T25"> head(l: IList) -&gt; </text:span><text:span text:style-name="T37">T</text:span></text:p>
            <text:p text:style-name="P27"><text:span text:style-name="T18">def</text:span><text:span text:style-name="T25"> tail (l: IList) -&gt; IList</text:span></text:p>
            <text:p text:style-name="P28"><text:span text:style-name="T18">def</text:span><text:span text:style-name="T25"> is</text:span><text:span text:style-name="T59">_e</text:span><text:span text:style-name="T25">mpty (l: IList) -&gt; </text:span><text:span text:style-name="T58">bool</text:span></text:p>
            <text:p text:style-name="P28"><text:span text:style-name="T18">def</text:span><text:span text:style-name="T25"> non</text:span><text:span text:style-name="T59">_e</text:span><text:span text:style-name="T25">mpty (l: IList) -&gt; </text:span><text:span text:style-name="T58">bool</text:span></text:p>
            <text:p text:style-name="P30"><text:span text:style-name="T18">def</text:span> map_t(function: Callable[[T], U], collection: IListT) -&gt; IListU</text:p>
            <text:p text:style-name="P31"><text:span text:style-name="T18">def</text:span> <text:span text:style-name="T38">filter_t(predicate: Predicate, collection: IListT) -&gt; IListU</text:span></text:p>
          </table:table-cell>
        </table:table-row>
      </table:table>
      <text:p text:style-name="P4"/>
      <text:p text:style-name="P13"><text:span text:style-name="T25">Д</text:span>ля тех кому этого покажется мало<text:span text:style-name="T39">*</text:span>, есть задание «со звездочкой»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<text:span text:style-name="T18">def</text:span> <text:span text:style-name="T40">reduce</text:span>T(<text:span text:style-name="T41">operation</text:span><text:span text:style-name="T42">: </text:span><text:span text:style-name="T26">Callable[[T, </text:span><text:span text:style-name="T43">T</text:span><text:span text:style-name="T26">]</text:span><text:span text:style-name="T19">,</text:span><text:span text:style-name="T26"> </text:span><text:span text:style-name="T43">T</text:span><text:span text:style-name="T26">]</text:span><text:span text:style-name="T42">, </text:span>l: <text:span text:style-name="T26">IListT</text:span>) -&gt; <text:span text:style-name="T44">T</text:span></text:p>
            <text:p text:style-name="P33"><text:span text:style-name="T18">def</text:span> <text:span text:style-name="T45">flatMap</text:span>T(<text:span text:style-name="T46">function</text:span><text:span text:style-name="T42">: </text:span><text:span text:style-name="T26">Callable[[T]</text:span><text:span text:style-name="T19">,</text:span><text:span text:style-name="T26"> </text:span>IListU<text:span text:style-name="T26">]</text:span><text:span text:style-name="T42">, </text:span>l: <text:span text:style-name="T26">IListT</text:span>) -&gt; IListU</text:p>
          </table:table-cell>
        </table:table-row>
      </table:table>
      <text:p text:style-name="P5"/>
      <text:p text:style-name="P14"/>
      <text:p text:style-name="P10"><text:span text:style-name="T2">Требования</text:span><text:span text:style-name="T3">:</text:span></text:p>
      <text:list text:style-name="L1">
        <text:list-item>
          <text:p text:style-name="P19">Использовать только чистые (pure) функции</text:p>
        </text:list-item>
        <text:list-item>
          <text:p text:style-name="P20"><text:span text:style-name="T14">Использовать </text:span>только механизм pattern-matching (сопоставлени<text:span text:style-name="T48">е</text:span> с образцом)</text:p>
        </text:list-item>
        <text:list-item>
          <text:p text:style-name="P21"><text:span text:style-name="T49">З</text:span><text:span text:style-name="T10">апрещено любое </text:span>использовать оператор<text:span text:style-name="T11">ов</text:span> <text:span text:style-name="T1">if</text:span> / <text:span text:style-name="T1">else</text:span> / <text:span text:style-name="T1">elif</text:span>, <text:span text:style-name="T50">но при этом</text:span></text:p>
        </text:list-item>
        <text:list-item>
          <text:p text:style-name="P22"><text:span text:style-name="T51">М</text:span>ожно <text:span text:style-name="T51">if</text:span>-выражения использовать, например: return a <text:span text:style-name="T1">if</text:span> cond <text:span text:style-name="T1">else</text:span> b</text:p>
        </text:list-item>
        <text:list-item>
          <text:p text:style-name="P21"><text:span text:style-name="T12">Запрещен </text:span>цикл <text:span text:style-name="T1">for</text:span> (без ключевого слова <text:span text:style-name="T1">yield</text:span>), а так же любые другие циклы</text:p>
        </text:list-item>
        <text:list-item>
          <text:p text:style-name="P23">Вместо итерации предполагается использование рекурсии</text:p>
        </text:list-item>
        <text:list-item>
          <text:p text:style-name="P24"><text:span text:style-name="T13">Запрещено </text:span>хранить промежуточное состояние в переменных.</text:p>
        </text:list-item>
        <text:list-item>
          <text:p text:style-name="P25">Для имитации immutable типов предполагается использование кортежей (aka tuples)</text:p>
        </text:list-item>
        <text:list-item>
          <text:p text:style-name="P25">Вложенные функции для реализации рекурсии</text:p>
        </text:list-item>
        <text:list-item>
          <text:p text:style-name="P25">Использовать <text:span text:style-name="T1">Typing</text:span> для обозначения generic (обобщенных) типов</text:p>
        </text:list-item>
        <text:list-item>
          <text:p text:style-name="P25">Использование слайсов допустимо, но не поощряется</text:p>
        </text:list-item>
      </text:list>
      <text:p text:style-name="P7"/>
      <text:p text:style-name="P8"/>
      <table:table table:name="Table9" table:style-name="Table9">
        <table:table-column table:style-name="Table9.A"/>
        <table:table-row>
          <table:table-cell table:style-name="Table9.A1" office:value-type="string">
            <text:p text:style-name="P15">Автотесты будут покрывать <text:span text:style-name="T21">данные функции с заданными сигнатурами на примере коллекций со­зданных преподавателем. Таким образом будет проверяться базовая работоспособность. Тесты бу­дут падать если вы будете использовать операторы (так называемые statements), циклы </text:span><text:span text:style-name="T23">for без клю­чевого слова yield </text:span><text:span text:style-name="T21">и все то что не соответствует критериям требований.</text:span></text:p>
          </table:table-cell>
        </table:table-row>
      </table:table>
      <text:p text:style-name="P1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736in" fo:margin-bottom="0.5311in" fo:margin-left="0.2866in" fo:margin-right="0.2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2:16:39.340613412</meta:creation-date>
    <dc:date>2023-10-07T13:59:42.120540201</dc:date>
    <meta:editing-duration>P6DT6H47M8S</meta:editing-duration>
    <meta:editing-cycles>419</meta:editing-cycles>
    <meta:generator>LibreOffice/7.5.5.2$Linux_X86_64 LibreOffice_project/50$Build-2</meta:generator>
    <meta:document-statistic meta:table-count="6" meta:image-count="0" meta:object-count="0" meta:page-count="2" meta:paragraph-count="48" meta:word-count="396" meta:character-count="2930" meta:non-whitespace-character-count="2592"/>
  </office:meta>
</office:document-meta>
</file>